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bf39a19845f57e9a2cb70e88a9ef51e" style:family="table-column">
      <style:table-column-properties fo:break-before="auto" style:use-optimal-column-width="false" style:column-width="6cm"/>
    </style:style>
    <style:style style:name="odsStyleTableColumn-55fd77ced04f5f67c9fecc41352d3696" style:family="table-column">
      <style:table-column-properties fo:break-before="auto" style:use-optimal-column-width="false" style:column-width="5cm"/>
    </style:style>
    <style:style style:name="odsStyleTableColumn-a5b818fa0acb81f024f1484d387c5855" style:family="table-column">
      <style:table-column-properties fo:break-before="auto" style:use-optimal-column-width="false" style:column-width="3cm"/>
    </style:style>
    <style:style style:name="odsStyleTableCell-c24be842c46422d2879f75db6ec0d3d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eee145eb52651734cef359cb6ccb498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250b3861c6e7580fc0354c6c5337cb3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9c12f999a1950b5be0030b1e2bcfa9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dee525011e59226f1643f977e0b2f741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7de7bbd1af613662cb3b982f03bc1f6f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bf39a19845f57e9a2cb70e88a9ef51e" table:default-cell-style-name="Default"/>
        <table:table-column table:style-name="odsStyleTableColumn-55fd77ced04f5f67c9fecc41352d3696" table:default-cell-style-name="Default"/>
        <table:table-column table:style-name="odsStyleTableColumn-a5b818fa0acb81f024f1484d387c5855" table:default-cell-style-name="Default"/>
        <table:table-column table:style-name="odsStyleTableColumn-a5b818fa0acb81f024f1484d387c5855" table:default-cell-style-name="Default"/>
        <table:table-column table:style-name="odsStyleTableColumn-a5b818fa0acb81f024f1484d387c585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24be842c46422d2879f75db6ec0d3d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eee145eb52651734cef359cb6ccb498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eee145eb52651734cef359cb6ccb498c" table:number-columns-spanned="5" table:number-rows-spanned="1" office:value-type="string">
            <text:p>TABLA No. 30-24</text:p>
          </table:table-cell>
          <table:covered-table-cell table:number-columns-repeated="4"/>
        </table:table-row>
        <table:table-row table:style-name="ro1">
          <table:table-cell table:style-name="odsStyleTableCell-eee145eb52651734cef359cb6ccb498c" table:number-columns-spanned="5" table:number-rows-spanned="1" office:value-type="string">
            <text:p>TABLA DE COTIZACIONES DEL 15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eee145eb52651734cef359cb6ccb498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250b3861c6e7580fc0354c6c5337cb38" office:value-type="string">
            <text:p>PAIS</text:p>
          </table:table-cell>
          <table:table-cell table:style-name="odsStyleTableCell-250b3861c6e7580fc0354c6c5337cb38" office:value-type="string">
            <text:p>UNIDAD MONETARIA</text:p>
          </table:table-cell>
          <table:table-cell table:style-name="odsStyleTableCell-250b3861c6e7580fc0354c6c5337cb38" office:value-type="string">
            <text:p>MONEDA</text:p>
          </table:table-cell>
          <table:table-cell table:style-name="odsStyleTableCell-250b3861c6e7580fc0354c6c5337cb38" office:value-type="string">
            <text:p>TIPO DE CAMBIO EN Bs POR UNIDAD DE MONEDA EXTRANJERA</text:p>
          </table:table-cell>
          <table:table-cell table:style-name="odsStyleTableCell-250b3861c6e7580fc0354c6c5337cb38" office:value-type="string">
            <text:p>TIPO DE CAMBIO EN M.E.</text:p>
          </table:table-cell>
        </table:table-row>
        <table:table-row table:style-name="ro1">
          <table:table-cell table:style-name="odsStyleTableCell-39c12f999a1950b5be0030b1e2bcfa90" office:value-type="string">
            <text:p>ESTADOS UNIDOS</text:p>
          </table:table-cell>
          <table:table-cell table:style-name="odsStyleTableCell-39c12f999a1950b5be0030b1e2bcfa90" office:value-type="string">
            <text:p>DOLAR VENTA</text:p>
          </table:table-cell>
          <table:table-cell table:style-name="odsStyleTableCell-39c12f999a1950b5be0030b1e2bcfa90" office:value-type="string">
            <text:p>USD.VENTA</text:p>
          </table:table-cell>
          <table:table-cell table:style-name="odsStyleTableCell-dee525011e59226f1643f977e0b2f741" office:value-type="string">
            <text:p>6.96000</text:p>
          </table:table-cell>
          <table:table-cell table:style-name="odsStyleTableCell-dee525011e59226f1643f977e0b2f741" office:value-type="string">
            <text:p/>
          </table:table-cell>
        </table:table-row>
        <table:table-row table:style-name="ro1">
          <table:table-cell table:style-name="odsStyleTableCell-39c12f999a1950b5be0030b1e2bcfa90" office:value-type="string">
            <text:p>ESTADOS UNIDOS</text:p>
          </table:table-cell>
          <table:table-cell table:style-name="odsStyleTableCell-39c12f999a1950b5be0030b1e2bcfa90" office:value-type="string">
            <text:p>DOLAR COMPRA</text:p>
          </table:table-cell>
          <table:table-cell table:style-name="odsStyleTableCell-39c12f999a1950b5be0030b1e2bcfa90" office:value-type="string">
            <text:p>USD.COMPRA</text:p>
          </table:table-cell>
          <table:table-cell table:style-name="odsStyleTableCell-dee525011e59226f1643f977e0b2f741" office:value-type="string">
            <text:p>6.86000</text:p>
          </table:table-cell>
          <table:table-cell table:style-name="odsStyleTableCell-dee525011e59226f1643f977e0b2f741" office:value-type="string">
            <text:p/>
          </table:table-cell>
        </table:table-row>
        <table:table-row table:style-name="ro1">
          <table:table-cell table:style-name="odsStyleTableCell-39c12f999a1950b5be0030b1e2bcfa90" office:value-type="string">
            <text:p>UNION EUROPEA</text:p>
          </table:table-cell>
          <table:table-cell table:style-name="odsStyleTableCell-39c12f999a1950b5be0030b1e2bcfa90" office:value-type="string">
            <text:p>EURO</text:p>
          </table:table-cell>
          <table:table-cell table:style-name="odsStyleTableCell-39c12f999a1950b5be0030b1e2bcfa90" office:value-type="string">
            <text:p>EUR</text:p>
          </table:table-cell>
          <table:table-cell table:style-name="odsStyleTableCell-dee525011e59226f1643f977e0b2f741" office:value-type="string">
            <text:p>7.35807</text:p>
          </table:table-cell>
          <table:table-cell table:style-name="odsStyleTableCell-dee525011e59226f1643f977e0b2f741" office:value-type="string">
            <text:p>0.93231</text:p>
          </table:table-cell>
        </table:table-row>
        <table:table-row table:style-name="ro1">
          <table:table-cell table:style-name="odsStyleTableCell-39c12f999a1950b5be0030b1e2bcfa90" office:value-type="string">
            <text:p>JAPON</text:p>
          </table:table-cell>
          <table:table-cell table:style-name="odsStyleTableCell-39c12f999a1950b5be0030b1e2bcfa90" office:value-type="string">
            <text:p>YEN</text:p>
          </table:table-cell>
          <table:table-cell table:style-name="odsStyleTableCell-39c12f999a1950b5be0030b1e2bcfa90" office:value-type="string">
            <text:p>JPY</text:p>
          </table:table-cell>
          <table:table-cell table:style-name="odsStyleTableCell-dee525011e59226f1643f977e0b2f741" office:value-type="string">
            <text:p>0.04555</text:p>
          </table:table-cell>
          <table:table-cell table:style-name="odsStyleTableCell-dee525011e59226f1643f977e0b2f741" office:value-type="string">
            <text:p>150.62000</text:p>
          </table:table-cell>
        </table:table-row>
        <table:table-row table:style-name="ro1">
          <table:table-cell table:style-name="odsStyleTableCell-39c12f999a1950b5be0030b1e2bcfa90" office:value-type="string">
            <text:p>ARABIA SAUDITA</text:p>
          </table:table-cell>
          <table:table-cell table:style-name="odsStyleTableCell-39c12f999a1950b5be0030b1e2bcfa90" office:value-type="string">
            <text:p>RIYAL SAUDÍ</text:p>
          </table:table-cell>
          <table:table-cell table:style-name="odsStyleTableCell-39c12f999a1950b5be0030b1e2bcfa90" office:value-type="string">
            <text:p>SAR</text:p>
          </table:table-cell>
          <table:table-cell table:style-name="odsStyleTableCell-dee525011e59226f1643f977e0b2f741" office:value-type="string">
            <text:p>1.82914</text:p>
          </table:table-cell>
          <table:table-cell table:style-name="odsStyleTableCell-dee525011e59226f1643f977e0b2f741" office:value-type="string">
            <text:p>3.75040</text:p>
          </table:table-cell>
        </table:table-row>
        <table:table-row table:style-name="ro1">
          <table:table-cell table:style-name="odsStyleTableCell-39c12f999a1950b5be0030b1e2bcfa90" office:value-type="string">
            <text:p>ARGELIA</text:p>
          </table:table-cell>
          <table:table-cell table:style-name="odsStyleTableCell-39c12f999a1950b5be0030b1e2bcfa90" office:value-type="string">
            <text:p>DINAR ARGELINO</text:p>
          </table:table-cell>
          <table:table-cell table:style-name="odsStyleTableCell-39c12f999a1950b5be0030b1e2bcfa90" office:value-type="string">
            <text:p>DZD</text:p>
          </table:table-cell>
          <table:table-cell table:style-name="odsStyleTableCell-dee525011e59226f1643f977e0b2f741" office:value-type="string">
            <text:p>0.05100</text:p>
          </table:table-cell>
          <table:table-cell table:style-name="odsStyleTableCell-dee525011e59226f1643f977e0b2f741" office:value-type="string">
            <text:p>134.51890</text:p>
          </table:table-cell>
        </table:table-row>
        <table:table-row table:style-name="ro1">
          <table:table-cell table:style-name="odsStyleTableCell-39c12f999a1950b5be0030b1e2bcfa90" office:value-type="string">
            <text:p>ARGENTINA</text:p>
          </table:table-cell>
          <table:table-cell table:style-name="odsStyleTableCell-39c12f999a1950b5be0030b1e2bcfa90" office:value-type="string">
            <text:p>PESO</text:p>
          </table:table-cell>
          <table:table-cell table:style-name="odsStyleTableCell-39c12f999a1950b5be0030b1e2bcfa90" office:value-type="string">
            <text:p>ARS</text:p>
          </table:table-cell>
          <table:table-cell table:style-name="odsStyleTableCell-dee525011e59226f1643f977e0b2f741" office:value-type="string">
            <text:p>0.00823</text:p>
          </table:table-cell>
          <table:table-cell table:style-name="odsStyleTableCell-dee525011e59226f1643f977e0b2f741" office:value-type="string">
            <text:p>833.95000</text:p>
          </table:table-cell>
        </table:table-row>
        <table:table-row table:style-name="ro1">
          <table:table-cell table:style-name="odsStyleTableCell-39c12f999a1950b5be0030b1e2bcfa90" office:value-type="string">
            <text:p>AUSTRALIA</text:p>
          </table:table-cell>
          <table:table-cell table:style-name="odsStyleTableCell-39c12f999a1950b5be0030b1e2bcfa90" office:value-type="string">
            <text:p>DÓLAR</text:p>
          </table:table-cell>
          <table:table-cell table:style-name="odsStyleTableCell-39c12f999a1950b5be0030b1e2bcfa90" office:value-type="string">
            <text:p>AUD</text:p>
          </table:table-cell>
          <table:table-cell table:style-name="odsStyleTableCell-dee525011e59226f1643f977e0b2f741" office:value-type="string">
            <text:p>4.45284</text:p>
          </table:table-cell>
          <table:table-cell table:style-name="odsStyleTableCell-dee525011e59226f1643f977e0b2f741" office:value-type="string">
            <text:p>1.54059</text:p>
          </table:table-cell>
        </table:table-row>
        <table:table-row table:style-name="ro1">
          <table:table-cell table:style-name="odsStyleTableCell-39c12f999a1950b5be0030b1e2bcfa90" office:value-type="string">
            <text:p>BRASIL</text:p>
          </table:table-cell>
          <table:table-cell table:style-name="odsStyleTableCell-39c12f999a1950b5be0030b1e2bcfa90" office:value-type="string">
            <text:p>REAL</text:p>
          </table:table-cell>
          <table:table-cell table:style-name="odsStyleTableCell-39c12f999a1950b5be0030b1e2bcfa90" office:value-type="string">
            <text:p>BRL</text:p>
          </table:table-cell>
          <table:table-cell table:style-name="odsStyleTableCell-dee525011e59226f1643f977e0b2f741" office:value-type="string">
            <text:p>1.37917</text:p>
          </table:table-cell>
          <table:table-cell table:style-name="odsStyleTableCell-dee525011e59226f1643f977e0b2f741" office:value-type="string">
            <text:p>4.97400</text:p>
          </table:table-cell>
        </table:table-row>
        <table:table-row table:style-name="ro1">
          <table:table-cell table:style-name="odsStyleTableCell-39c12f999a1950b5be0030b1e2bcfa90" office:value-type="string">
            <text:p>CANADA</text:p>
          </table:table-cell>
          <table:table-cell table:style-name="odsStyleTableCell-39c12f999a1950b5be0030b1e2bcfa90" office:value-type="string">
            <text:p>DÓLAR</text:p>
          </table:table-cell>
          <table:table-cell table:style-name="odsStyleTableCell-39c12f999a1950b5be0030b1e2bcfa90" office:value-type="string">
            <text:p>CAD</text:p>
          </table:table-cell>
          <table:table-cell table:style-name="odsStyleTableCell-dee525011e59226f1643f977e0b2f741" office:value-type="string">
            <text:p>5.06460</text:p>
          </table:table-cell>
          <table:table-cell table:style-name="odsStyleTableCell-dee525011e59226f1643f977e0b2f741" office:value-type="string">
            <text:p>1.35450</text:p>
          </table:table-cell>
        </table:table-row>
        <table:table-row table:style-name="ro1">
          <table:table-cell table:style-name="odsStyleTableCell-39c12f999a1950b5be0030b1e2bcfa90" office:value-type="string">
            <text:p>CHILE</text:p>
          </table:table-cell>
          <table:table-cell table:style-name="odsStyleTableCell-39c12f999a1950b5be0030b1e2bcfa90" office:value-type="string">
            <text:p>PESO</text:p>
          </table:table-cell>
          <table:table-cell table:style-name="odsStyleTableCell-39c12f999a1950b5be0030b1e2bcfa90" office:value-type="string">
            <text:p>CLP</text:p>
          </table:table-cell>
          <table:table-cell table:style-name="odsStyleTableCell-dee525011e59226f1643f977e0b2f741" office:value-type="string">
            <text:p>0.00716</text:p>
          </table:table-cell>
          <table:table-cell table:style-name="odsStyleTableCell-dee525011e59226f1643f977e0b2f741" office:value-type="string">
            <text:p>957.93000</text:p>
          </table:table-cell>
        </table:table-row>
        <table:table-row table:style-name="ro1">
          <table:table-cell table:style-name="odsStyleTableCell-39c12f999a1950b5be0030b1e2bcfa90" office:value-type="string">
            <text:p>COLOMBIA</text:p>
          </table:table-cell>
          <table:table-cell table:style-name="odsStyleTableCell-39c12f999a1950b5be0030b1e2bcfa90" office:value-type="string">
            <text:p>PESO</text:p>
          </table:table-cell>
          <table:table-cell table:style-name="odsStyleTableCell-39c12f999a1950b5be0030b1e2bcfa90" office:value-type="string">
            <text:p>COP</text:p>
          </table:table-cell>
          <table:table-cell table:style-name="odsStyleTableCell-dee525011e59226f1643f977e0b2f741" office:value-type="string">
            <text:p>0.00175</text:p>
          </table:table-cell>
          <table:table-cell table:style-name="odsStyleTableCell-dee525011e59226f1643f977e0b2f741" office:value-type="string">
            <text:p>3,915.71000</text:p>
          </table:table-cell>
        </table:table-row>
        <table:table-row table:style-name="ro1">
          <table:table-cell table:style-name="odsStyleTableCell-39c12f999a1950b5be0030b1e2bcfa90" office:value-type="string">
            <text:p>COREA DEL SUR</text:p>
          </table:table-cell>
          <table:table-cell table:style-name="odsStyleTableCell-39c12f999a1950b5be0030b1e2bcfa90" office:value-type="string">
            <text:p>WON</text:p>
          </table:table-cell>
          <table:table-cell table:style-name="odsStyleTableCell-39c12f999a1950b5be0030b1e2bcfa90" office:value-type="string">
            <text:p>KRW</text:p>
          </table:table-cell>
          <table:table-cell table:style-name="odsStyleTableCell-dee525011e59226f1643f977e0b2f741" office:value-type="string">
            <text:p>0.00514</text:p>
          </table:table-cell>
          <table:table-cell table:style-name="odsStyleTableCell-dee525011e59226f1643f977e0b2f741" office:value-type="string">
            <text:p>1,335.26000</text:p>
          </table:table-cell>
        </table:table-row>
        <table:table-row table:style-name="ro1">
          <table:table-cell table:style-name="odsStyleTableCell-39c12f999a1950b5be0030b1e2bcfa90" office:value-type="string">
            <text:p>COSTA RICA</text:p>
          </table:table-cell>
          <table:table-cell table:style-name="odsStyleTableCell-39c12f999a1950b5be0030b1e2bcfa90" office:value-type="string">
            <text:p>COLON COSTARRICENSE</text:p>
          </table:table-cell>
          <table:table-cell table:style-name="odsStyleTableCell-39c12f999a1950b5be0030b1e2bcfa90" office:value-type="string">
            <text:p>CRC</text:p>
          </table:table-cell>
          <table:table-cell table:style-name="odsStyleTableCell-dee525011e59226f1643f977e0b2f741" office:value-type="string">
            <text:p>0.01322</text:p>
          </table:table-cell>
          <table:table-cell table:style-name="odsStyleTableCell-dee525011e59226f1643f977e0b2f741" office:value-type="string">
            <text:p>518.99000</text:p>
          </table:table-cell>
        </table:table-row>
        <table:table-row table:style-name="ro1">
          <table:table-cell table:style-name="odsStyleTableCell-39c12f999a1950b5be0030b1e2bcfa90" office:value-type="string">
            <text:p>REPUBLICA CHECA</text:p>
          </table:table-cell>
          <table:table-cell table:style-name="odsStyleTableCell-39c12f999a1950b5be0030b1e2bcfa90" office:value-type="string">
            <text:p>CORONA CHECA</text:p>
          </table:table-cell>
          <table:table-cell table:style-name="odsStyleTableCell-39c12f999a1950b5be0030b1e2bcfa90" office:value-type="string">
            <text:p>CZK</text:p>
          </table:table-cell>
          <table:table-cell table:style-name="odsStyleTableCell-dee525011e59226f1643f977e0b2f741" office:value-type="string">
            <text:p>0.28986</text:p>
          </table:table-cell>
          <table:table-cell table:style-name="odsStyleTableCell-dee525011e59226f1643f977e0b2f741" office:value-type="string">
            <text:p>23.66670</text:p>
          </table:table-cell>
        </table:table-row>
        <table:table-row table:style-name="ro1">
          <table:table-cell table:style-name="odsStyleTableCell-39c12f999a1950b5be0030b1e2bcfa90" office:value-type="string">
            <text:p>DINAMARCA</text:p>
          </table:table-cell>
          <table:table-cell table:style-name="odsStyleTableCell-39c12f999a1950b5be0030b1e2bcfa90" office:value-type="string">
            <text:p>CORONA</text:p>
          </table:table-cell>
          <table:table-cell table:style-name="odsStyleTableCell-39c12f999a1950b5be0030b1e2bcfa90" office:value-type="string">
            <text:p>DKK</text:p>
          </table:table-cell>
          <table:table-cell table:style-name="odsStyleTableCell-dee525011e59226f1643f977e0b2f741" office:value-type="string">
            <text:p>0.98712</text:p>
          </table:table-cell>
          <table:table-cell table:style-name="odsStyleTableCell-dee525011e59226f1643f977e0b2f741" office:value-type="string">
            <text:p>6.94950</text:p>
          </table:table-cell>
        </table:table-row>
        <table:table-row table:style-name="ro1">
          <table:table-cell table:style-name="odsStyleTableCell-39c12f999a1950b5be0030b1e2bcfa90" office:value-type="string">
            <text:p>ECUADOR</text:p>
          </table:table-cell>
          <table:table-cell table:style-name="odsStyleTableCell-39c12f999a1950b5be0030b1e2bcfa90" office:value-type="string">
            <text:p>DÓLAR</text:p>
          </table:table-cell>
          <table:table-cell table:style-name="odsStyleTableCell-39c12f999a1950b5be0030b1e2bcfa90" office:value-type="string">
            <text:p>USD</text:p>
          </table:table-cell>
          <table:table-cell table:style-name="odsStyleTableCell-dee525011e59226f1643f977e0b2f741" office:value-type="string">
            <text:p>6.86000</text:p>
          </table:table-cell>
          <table:table-cell table:style-name="odsStyleTableCell-dee525011e59226f1643f977e0b2f741" office:value-type="string">
            <text:p>1.00000</text:p>
          </table:table-cell>
        </table:table-row>
        <table:table-row table:style-name="ro1">
          <table:table-cell table:style-name="odsStyleTableCell-39c12f999a1950b5be0030b1e2bcfa90" office:value-type="string">
            <text:p>EMIRATOS ARABES</text:p>
          </table:table-cell>
          <table:table-cell table:style-name="odsStyleTableCell-39c12f999a1950b5be0030b1e2bcfa90" office:value-type="string">
            <text:p>DIRHAM</text:p>
          </table:table-cell>
          <table:table-cell table:style-name="odsStyleTableCell-39c12f999a1950b5be0030b1e2bcfa90" office:value-type="string">
            <text:p>AED</text:p>
          </table:table-cell>
          <table:table-cell table:style-name="odsStyleTableCell-dee525011e59226f1643f977e0b2f741" office:value-type="string">
            <text:p>1.86773</text:p>
          </table:table-cell>
          <table:table-cell table:style-name="odsStyleTableCell-dee525011e59226f1643f977e0b2f741" office:value-type="string">
            <text:p>3.67290</text:p>
          </table:table-cell>
        </table:table-row>
        <table:table-row table:style-name="ro1">
          <table:table-cell table:style-name="odsStyleTableCell-39c12f999a1950b5be0030b1e2bcfa90" office:value-type="string">
            <text:p>FILIPINAS</text:p>
          </table:table-cell>
          <table:table-cell table:style-name="odsStyleTableCell-39c12f999a1950b5be0030b1e2bcfa90" office:value-type="string">
            <text:p>PESO FILIPINO</text:p>
          </table:table-cell>
          <table:table-cell table:style-name="odsStyleTableCell-39c12f999a1950b5be0030b1e2bcfa90" office:value-type="string">
            <text:p>PHP</text:p>
          </table:table-cell>
          <table:table-cell table:style-name="odsStyleTableCell-dee525011e59226f1643f977e0b2f741" office:value-type="string">
            <text:p>0.12226</text:p>
          </table:table-cell>
          <table:table-cell table:style-name="odsStyleTableCell-dee525011e59226f1643f977e0b2f741" office:value-type="string">
            <text:p>56.11000</text:p>
          </table:table-cell>
        </table:table-row>
        <table:table-row table:style-name="ro1">
          <table:table-cell table:style-name="odsStyleTableCell-39c12f999a1950b5be0030b1e2bcfa90" office:value-type="string">
            <text:p>HAITÍ</text:p>
          </table:table-cell>
          <table:table-cell table:style-name="odsStyleTableCell-39c12f999a1950b5be0030b1e2bcfa90" office:value-type="string">
            <text:p>GOURDE</text:p>
          </table:table-cell>
          <table:table-cell table:style-name="odsStyleTableCell-39c12f999a1950b5be0030b1e2bcfa90" office:value-type="string">
            <text:p>HTG</text:p>
          </table:table-cell>
          <table:table-cell table:style-name="odsStyleTableCell-dee525011e59226f1643f977e0b2f741" office:value-type="string">
            <text:p>0.05213</text:p>
          </table:table-cell>
          <table:table-cell table:style-name="odsStyleTableCell-dee525011e59226f1643f977e0b2f741" office:value-type="string">
            <text:p>131.58500</text:p>
          </table:table-cell>
        </table:table-row>
        <table:table-row table:style-name="ro1">
          <table:table-cell table:style-name="odsStyleTableCell-39c12f999a1950b5be0030b1e2bcfa90" office:value-type="string">
            <text:p>HONG KONG</text:p>
          </table:table-cell>
          <table:table-cell table:style-name="odsStyleTableCell-39c12f999a1950b5be0030b1e2bcfa90" office:value-type="string">
            <text:p>DÓLAR</text:p>
          </table:table-cell>
          <table:table-cell table:style-name="odsStyleTableCell-39c12f999a1950b5be0030b1e2bcfa90" office:value-type="string">
            <text:p>HKD</text:p>
          </table:table-cell>
          <table:table-cell table:style-name="odsStyleTableCell-dee525011e59226f1643f977e0b2f741" office:value-type="string">
            <text:p>0.87741</text:p>
          </table:table-cell>
          <table:table-cell table:style-name="odsStyleTableCell-dee525011e59226f1643f977e0b2f741" office:value-type="string">
            <text:p>7.81850</text:p>
          </table:table-cell>
        </table:table-row>
        <table:table-row table:style-name="ro1">
          <table:table-cell table:style-name="odsStyleTableCell-39c12f999a1950b5be0030b1e2bcfa90" office:value-type="string">
            <text:p>INDIA</text:p>
          </table:table-cell>
          <table:table-cell table:style-name="odsStyleTableCell-39c12f999a1950b5be0030b1e2bcfa90" office:value-type="string">
            <text:p>RUPIA</text:p>
          </table:table-cell>
          <table:table-cell table:style-name="odsStyleTableCell-39c12f999a1950b5be0030b1e2bcfa90" office:value-type="string">
            <text:p>INR</text:p>
          </table:table-cell>
          <table:table-cell table:style-name="odsStyleTableCell-dee525011e59226f1643f977e0b2f741" office:value-type="string">
            <text:p>0.08262</text:p>
          </table:table-cell>
          <table:table-cell table:style-name="odsStyleTableCell-dee525011e59226f1643f977e0b2f741" office:value-type="string">
            <text:p>83.02750</text:p>
          </table:table-cell>
        </table:table-row>
        <table:table-row table:style-name="ro1">
          <table:table-cell table:style-name="odsStyleTableCell-39c12f999a1950b5be0030b1e2bcfa90" office:value-type="string">
            <text:p>INDONESIA</text:p>
          </table:table-cell>
          <table:table-cell table:style-name="odsStyleTableCell-39c12f999a1950b5be0030b1e2bcfa90" office:value-type="string">
            <text:p>RUPIA INDONESIA</text:p>
          </table:table-cell>
          <table:table-cell table:style-name="odsStyleTableCell-39c12f999a1950b5be0030b1e2bcfa90" office:value-type="string">
            <text:p>IDR</text:p>
          </table:table-cell>
          <table:table-cell table:style-name="odsStyleTableCell-dee525011e59226f1643f977e0b2f741" office:value-type="string">
            <text:p>0.00044</text:p>
          </table:table-cell>
          <table:table-cell table:style-name="odsStyleTableCell-dee525011e59226f1643f977e0b2f741" office:value-type="string">
            <text:p>15,594.50000</text:p>
          </table:table-cell>
        </table:table-row>
        <table:table-row table:style-name="ro1">
          <table:table-cell table:style-name="odsStyleTableCell-39c12f999a1950b5be0030b1e2bcfa90" office:value-type="string">
            <text:p>ISRAEL</text:p>
          </table:table-cell>
          <table:table-cell table:style-name="odsStyleTableCell-39c12f999a1950b5be0030b1e2bcfa90" office:value-type="string">
            <text:p>NUEVO SÉQUEL</text:p>
          </table:table-cell>
          <table:table-cell table:style-name="odsStyleTableCell-39c12f999a1950b5be0030b1e2bcfa90" office:value-type="string">
            <text:p>ILS</text:p>
          </table:table-cell>
          <table:table-cell table:style-name="odsStyleTableCell-dee525011e59226f1643f977e0b2f741" office:value-type="string">
            <text:p>1.87858</text:p>
          </table:table-cell>
          <table:table-cell table:style-name="odsStyleTableCell-dee525011e59226f1643f977e0b2f741" office:value-type="string">
            <text:p>3.65170</text:p>
          </table:table-cell>
        </table:table-row>
        <table:table-row table:style-name="ro1">
          <table:table-cell table:style-name="odsStyleTableCell-39c12f999a1950b5be0030b1e2bcfa90" office:value-type="string">
            <text:p>MALASIA</text:p>
          </table:table-cell>
          <table:table-cell table:style-name="odsStyleTableCell-39c12f999a1950b5be0030b1e2bcfa90" office:value-type="string">
            <text:p>RINGGIT MALAYO</text:p>
          </table:table-cell>
          <table:table-cell table:style-name="odsStyleTableCell-39c12f999a1950b5be0030b1e2bcfa90" office:value-type="string">
            <text:p>MYR</text:p>
          </table:table-cell>
          <table:table-cell table:style-name="odsStyleTableCell-dee525011e59226f1643f977e0b2f741" office:value-type="string">
            <text:p>1.43320</text:p>
          </table:table-cell>
          <table:table-cell table:style-name="odsStyleTableCell-dee525011e59226f1643f977e0b2f741" office:value-type="string">
            <text:p>4.78650</text:p>
          </table:table-cell>
        </table:table-row>
        <table:table-row table:style-name="ro1">
          <table:table-cell table:style-name="odsStyleTableCell-39c12f999a1950b5be0030b1e2bcfa90" office:value-type="string">
            <text:p>MEXICO</text:p>
          </table:table-cell>
          <table:table-cell table:style-name="odsStyleTableCell-39c12f999a1950b5be0030b1e2bcfa90" office:value-type="string">
            <text:p>PESO</text:p>
          </table:table-cell>
          <table:table-cell table:style-name="odsStyleTableCell-39c12f999a1950b5be0030b1e2bcfa90" office:value-type="string">
            <text:p>MXN</text:p>
          </table:table-cell>
          <table:table-cell table:style-name="odsStyleTableCell-dee525011e59226f1643f977e0b2f741" office:value-type="string">
            <text:p>0.40125</text:p>
          </table:table-cell>
          <table:table-cell table:style-name="odsStyleTableCell-dee525011e59226f1643f977e0b2f741" office:value-type="string">
            <text:p>17.09650</text:p>
          </table:table-cell>
        </table:table-row>
        <table:table-row table:style-name="ro1">
          <table:table-cell table:style-name="odsStyleTableCell-39c12f999a1950b5be0030b1e2bcfa90" office:value-type="string">
            <text:p>NORUEGA</text:p>
          </table:table-cell>
          <table:table-cell table:style-name="odsStyleTableCell-39c12f999a1950b5be0030b1e2bcfa90" office:value-type="string">
            <text:p>CORONA</text:p>
          </table:table-cell>
          <table:table-cell table:style-name="odsStyleTableCell-39c12f999a1950b5be0030b1e2bcfa90" office:value-type="string">
            <text:p>NOK</text:p>
          </table:table-cell>
          <table:table-cell table:style-name="odsStyleTableCell-dee525011e59226f1643f977e0b2f741" office:value-type="string">
            <text:p>0.64811</text:p>
          </table:table-cell>
          <table:table-cell table:style-name="odsStyleTableCell-dee525011e59226f1643f977e0b2f741" office:value-type="string">
            <text:p>10.58470</text:p>
          </table:table-cell>
        </table:table-row>
        <table:table-row table:style-name="ro1">
          <table:table-cell table:style-name="odsStyleTableCell-39c12f999a1950b5be0030b1e2bcfa90" office:value-type="string">
            <text:p>PANAMÁ</text:p>
          </table:table-cell>
          <table:table-cell table:style-name="odsStyleTableCell-39c12f999a1950b5be0030b1e2bcfa90" office:value-type="string">
            <text:p>BALBOA</text:p>
          </table:table-cell>
          <table:table-cell table:style-name="odsStyleTableCell-39c12f999a1950b5be0030b1e2bcfa90" office:value-type="string">
            <text:p>PAB</text:p>
          </table:table-cell>
          <table:table-cell table:style-name="odsStyleTableCell-dee525011e59226f1643f977e0b2f741" office:value-type="string">
            <text:p>6.86000</text:p>
          </table:table-cell>
          <table:table-cell table:style-name="odsStyleTableCell-dee525011e59226f1643f977e0b2f741" office:value-type="string">
            <text:p>1.00000</text:p>
          </table:table-cell>
        </table:table-row>
        <table:table-row table:style-name="ro1">
          <table:table-cell table:style-name="odsStyleTableCell-39c12f999a1950b5be0030b1e2bcfa90" office:value-type="string">
            <text:p>PARAGUAY</text:p>
          </table:table-cell>
          <table:table-cell table:style-name="odsStyleTableCell-39c12f999a1950b5be0030b1e2bcfa90" office:value-type="string">
            <text:p>GUARANI</text:p>
          </table:table-cell>
          <table:table-cell table:style-name="odsStyleTableCell-39c12f999a1950b5be0030b1e2bcfa90" office:value-type="string">
            <text:p>PYG</text:p>
          </table:table-cell>
          <table:table-cell table:style-name="odsStyleTableCell-dee525011e59226f1643f977e0b2f741" office:value-type="string">
            <text:p>0.00094</text:p>
          </table:table-cell>
          <table:table-cell table:style-name="odsStyleTableCell-dee525011e59226f1643f977e0b2f741" office:value-type="string">
            <text:p>7,290.70000</text:p>
          </table:table-cell>
        </table:table-row>
        <table:table-row table:style-name="ro1">
          <table:table-cell table:style-name="odsStyleTableCell-39c12f999a1950b5be0030b1e2bcfa90" office:value-type="string">
            <text:p>PERU</text:p>
          </table:table-cell>
          <table:table-cell table:style-name="odsStyleTableCell-39c12f999a1950b5be0030b1e2bcfa90" office:value-type="string">
            <text:p>NUEVO SOL</text:p>
          </table:table-cell>
          <table:table-cell table:style-name="odsStyleTableCell-39c12f999a1950b5be0030b1e2bcfa90" office:value-type="string">
            <text:p>PEN</text:p>
          </table:table-cell>
          <table:table-cell table:style-name="odsStyleTableCell-dee525011e59226f1643f977e0b2f741" office:value-type="string">
            <text:p>1.77060</text:p>
          </table:table-cell>
          <table:table-cell table:style-name="odsStyleTableCell-dee525011e59226f1643f977e0b2f741" office:value-type="string">
            <text:p>3.87440</text:p>
          </table:table-cell>
        </table:table-row>
        <table:table-row table:style-name="ro1">
          <table:table-cell table:style-name="odsStyleTableCell-39c12f999a1950b5be0030b1e2bcfa90" office:value-type="string">
            <text:p>REINO UNIDO</text:p>
          </table:table-cell>
          <table:table-cell table:style-name="odsStyleTableCell-39c12f999a1950b5be0030b1e2bcfa90" office:value-type="string">
            <text:p>LIBRA</text:p>
          </table:table-cell>
          <table:table-cell table:style-name="odsStyleTableCell-39c12f999a1950b5be0030b1e2bcfa90" office:value-type="string">
            <text:p>GBP</text:p>
          </table:table-cell>
          <table:table-cell table:style-name="odsStyleTableCell-dee525011e59226f1643f977e0b2f741" office:value-type="string">
            <text:p>8.61896</text:p>
          </table:table-cell>
          <table:table-cell table:style-name="odsStyleTableCell-dee525011e59226f1643f977e0b2f741" office:value-type="string">
            <text:p>0.79592</text:p>
          </table:table-cell>
        </table:table-row>
        <table:table-row table:style-name="ro1">
          <table:table-cell table:style-name="odsStyleTableCell-39c12f999a1950b5be0030b1e2bcfa90" office:value-type="string">
            <text:p>REPÚBLICA DOMINICANA</text:p>
          </table:table-cell>
          <table:table-cell table:style-name="odsStyleTableCell-39c12f999a1950b5be0030b1e2bcfa90" office:value-type="string">
            <text:p>PESO DOMINICANO</text:p>
          </table:table-cell>
          <table:table-cell table:style-name="odsStyleTableCell-39c12f999a1950b5be0030b1e2bcfa90" office:value-type="string">
            <text:p>DOP</text:p>
          </table:table-cell>
          <table:table-cell table:style-name="odsStyleTableCell-dee525011e59226f1643f977e0b2f741" office:value-type="string">
            <text:p>0.11712</text:p>
          </table:table-cell>
          <table:table-cell table:style-name="odsStyleTableCell-dee525011e59226f1643f977e0b2f741" office:value-type="string">
            <text:p>58.57000</text:p>
          </table:table-cell>
        </table:table-row>
        <table:table-row table:style-name="ro1">
          <table:table-cell table:style-name="odsStyleTableCell-39c12f999a1950b5be0030b1e2bcfa90" office:value-type="string">
            <text:p>REP.POPULAR CHINA</text:p>
          </table:table-cell>
          <table:table-cell table:style-name="odsStyleTableCell-39c12f999a1950b5be0030b1e2bcfa90" office:value-type="string">
            <text:p>YUAN RENMINBI OFFSHORE</text:p>
          </table:table-cell>
          <table:table-cell table:style-name="odsStyleTableCell-39c12f999a1950b5be0030b1e2bcfa90" office:value-type="string">
            <text:p>CNH</text:p>
          </table:table-cell>
          <table:table-cell table:style-name="odsStyleTableCell-dee525011e59226f1643f977e0b2f741" office:value-type="string">
            <text:p>0.94960</text:p>
          </table:table-cell>
          <table:table-cell table:style-name="odsStyleTableCell-dee525011e59226f1643f977e0b2f741" office:value-type="string">
            <text:p>7.22410</text:p>
          </table:table-cell>
        </table:table-row>
        <table:table-row table:style-name="ro1">
          <table:table-cell table:style-name="odsStyleTableCell-39c12f999a1950b5be0030b1e2bcfa90" office:value-type="string">
            <text:p>RUSIA</text:p>
          </table:table-cell>
          <table:table-cell table:style-name="odsStyleTableCell-39c12f999a1950b5be0030b1e2bcfa90" office:value-type="string">
            <text:p>RUBLO RUSO</text:p>
          </table:table-cell>
          <table:table-cell table:style-name="odsStyleTableCell-39c12f999a1950b5be0030b1e2bcfa90" office:value-type="string">
            <text:p>RUB</text:p>
          </table:table-cell>
          <table:table-cell table:style-name="odsStyleTableCell-dee525011e59226f1643f977e0b2f741" office:value-type="string">
            <text:p>0.07491</text:p>
          </table:table-cell>
          <table:table-cell table:style-name="odsStyleTableCell-dee525011e59226f1643f977e0b2f741" office:value-type="string">
            <text:p>91.57910</text:p>
          </table:table-cell>
        </table:table-row>
        <table:table-row table:style-name="ro1">
          <table:table-cell table:style-name="odsStyleTableCell-39c12f999a1950b5be0030b1e2bcfa90" office:value-type="string">
            <text:p>SINGAPUR</text:p>
          </table:table-cell>
          <table:table-cell table:style-name="odsStyleTableCell-39c12f999a1950b5be0030b1e2bcfa90" office:value-type="string">
            <text:p>DÓLAR</text:p>
          </table:table-cell>
          <table:table-cell table:style-name="odsStyleTableCell-39c12f999a1950b5be0030b1e2bcfa90" office:value-type="string">
            <text:p>SGD</text:p>
          </table:table-cell>
          <table:table-cell table:style-name="odsStyleTableCell-dee525011e59226f1643f977e0b2f741" office:value-type="string">
            <text:p>5.08864</text:p>
          </table:table-cell>
          <table:table-cell table:style-name="odsStyleTableCell-dee525011e59226f1643f977e0b2f741" office:value-type="string">
            <text:p>1.34810</text:p>
          </table:table-cell>
        </table:table-row>
        <table:table-row table:style-name="ro1">
          <table:table-cell table:style-name="odsStyleTableCell-39c12f999a1950b5be0030b1e2bcfa90" office:value-type="string">
            <text:p>SUDÁFRICA</text:p>
          </table:table-cell>
          <table:table-cell table:style-name="odsStyleTableCell-39c12f999a1950b5be0030b1e2bcfa90" office:value-type="string">
            <text:p>RAND</text:p>
          </table:table-cell>
          <table:table-cell table:style-name="odsStyleTableCell-39c12f999a1950b5be0030b1e2bcfa90" office:value-type="string">
            <text:p>ZAR</text:p>
          </table:table-cell>
          <table:table-cell table:style-name="odsStyleTableCell-dee525011e59226f1643f977e0b2f741" office:value-type="string">
            <text:p>0.35996</text:p>
          </table:table-cell>
          <table:table-cell table:style-name="odsStyleTableCell-dee525011e59226f1643f977e0b2f741" office:value-type="string">
            <text:p>19.05760</text:p>
          </table:table-cell>
        </table:table-row>
        <table:table-row table:style-name="ro1">
          <table:table-cell table:style-name="odsStyleTableCell-39c12f999a1950b5be0030b1e2bcfa90" office:value-type="string">
            <text:p>SUECIA</text:p>
          </table:table-cell>
          <table:table-cell table:style-name="odsStyleTableCell-39c12f999a1950b5be0030b1e2bcfa90" office:value-type="string">
            <text:p>CORONA</text:p>
          </table:table-cell>
          <table:table-cell table:style-name="odsStyleTableCell-39c12f999a1950b5be0030b1e2bcfa90" office:value-type="string">
            <text:p>SEK</text:p>
          </table:table-cell>
          <table:table-cell table:style-name="odsStyleTableCell-dee525011e59226f1643f977e0b2f741" office:value-type="string">
            <text:p>0.65199</text:p>
          </table:table-cell>
          <table:table-cell table:style-name="odsStyleTableCell-dee525011e59226f1643f977e0b2f741" office:value-type="string">
            <text:p>10.52170</text:p>
          </table:table-cell>
        </table:table-row>
        <table:table-row table:style-name="ro1">
          <table:table-cell table:style-name="odsStyleTableCell-39c12f999a1950b5be0030b1e2bcfa90" office:value-type="string">
            <text:p>SUIZA</text:p>
          </table:table-cell>
          <table:table-cell table:style-name="odsStyleTableCell-39c12f999a1950b5be0030b1e2bcfa90" office:value-type="string">
            <text:p>FRANCO</text:p>
          </table:table-cell>
          <table:table-cell table:style-name="odsStyleTableCell-39c12f999a1950b5be0030b1e2bcfa90" office:value-type="string">
            <text:p>CHF</text:p>
          </table:table-cell>
          <table:table-cell table:style-name="odsStyleTableCell-dee525011e59226f1643f977e0b2f741" office:value-type="string">
            <text:p>7.74529</text:p>
          </table:table-cell>
          <table:table-cell table:style-name="odsStyleTableCell-dee525011e59226f1643f977e0b2f741" office:value-type="string">
            <text:p>0.88570</text:p>
          </table:table-cell>
        </table:table-row>
        <table:table-row table:style-name="ro1">
          <table:table-cell table:style-name="odsStyleTableCell-39c12f999a1950b5be0030b1e2bcfa90" office:value-type="string">
            <text:p>TAILANDIA</text:p>
          </table:table-cell>
          <table:table-cell table:style-name="odsStyleTableCell-39c12f999a1950b5be0030b1e2bcfa90" office:value-type="string">
            <text:p>THAI BAHT</text:p>
          </table:table-cell>
          <table:table-cell table:style-name="odsStyleTableCell-39c12f999a1950b5be0030b1e2bcfa90" office:value-type="string">
            <text:p>THB</text:p>
          </table:table-cell>
          <table:table-cell table:style-name="odsStyleTableCell-dee525011e59226f1643f977e0b2f741" office:value-type="string">
            <text:p>0.19003</text:p>
          </table:table-cell>
          <table:table-cell table:style-name="odsStyleTableCell-dee525011e59226f1643f977e0b2f741" office:value-type="string">
            <text:p>36.09900</text:p>
          </table:table-cell>
        </table:table-row>
        <table:table-row table:style-name="ro1">
          <table:table-cell table:style-name="odsStyleTableCell-39c12f999a1950b5be0030b1e2bcfa90" office:value-type="string">
            <text:p>TAIWAN</text:p>
          </table:table-cell>
          <table:table-cell table:style-name="odsStyleTableCell-39c12f999a1950b5be0030b1e2bcfa90" office:value-type="string">
            <text:p>DÓLAR</text:p>
          </table:table-cell>
          <table:table-cell table:style-name="odsStyleTableCell-39c12f999a1950b5be0030b1e2bcfa90" office:value-type="string">
            <text:p>TWD</text:p>
          </table:table-cell>
          <table:table-cell table:style-name="odsStyleTableCell-dee525011e59226f1643f977e0b2f741" office:value-type="string">
            <text:p>0.21877</text:p>
          </table:table-cell>
          <table:table-cell table:style-name="odsStyleTableCell-dee525011e59226f1643f977e0b2f741" office:value-type="string">
            <text:p>31.35700</text:p>
          </table:table-cell>
        </table:table-row>
        <table:table-row table:style-name="ro1">
          <table:table-cell table:style-name="odsStyleTableCell-39c12f999a1950b5be0030b1e2bcfa90" office:value-type="string">
            <text:p>TÚNEZ</text:p>
          </table:table-cell>
          <table:table-cell table:style-name="odsStyleTableCell-39c12f999a1950b5be0030b1e2bcfa90" office:value-type="string">
            <text:p>DINAR TUNECINO</text:p>
          </table:table-cell>
          <table:table-cell table:style-name="odsStyleTableCell-39c12f999a1950b5be0030b1e2bcfa90" office:value-type="string">
            <text:p>TND</text:p>
          </table:table-cell>
          <table:table-cell table:style-name="odsStyleTableCell-dee525011e59226f1643f977e0b2f741" office:value-type="string">
            <text:p>2.18471</text:p>
          </table:table-cell>
          <table:table-cell table:style-name="odsStyleTableCell-dee525011e59226f1643f977e0b2f741" office:value-type="string">
            <text:p>3.14000</text:p>
          </table:table-cell>
        </table:table-row>
        <table:table-row table:style-name="ro1">
          <table:table-cell table:style-name="odsStyleTableCell-39c12f999a1950b5be0030b1e2bcfa90" office:value-type="string">
            <text:p>TURQUÍA</text:p>
          </table:table-cell>
          <table:table-cell table:style-name="odsStyleTableCell-39c12f999a1950b5be0030b1e2bcfa90" office:value-type="string">
            <text:p>LIRA TURCA</text:p>
          </table:table-cell>
          <table:table-cell table:style-name="odsStyleTableCell-39c12f999a1950b5be0030b1e2bcfa90" office:value-type="string">
            <text:p>TRY</text:p>
          </table:table-cell>
          <table:table-cell table:style-name="odsStyleTableCell-dee525011e59226f1643f977e0b2f741" office:value-type="string">
            <text:p>0.22308</text:p>
          </table:table-cell>
          <table:table-cell table:style-name="odsStyleTableCell-dee525011e59226f1643f977e0b2f741" office:value-type="string">
            <text:p>30.75140</text:p>
          </table:table-cell>
        </table:table-row>
        <table:table-row table:style-name="ro1">
          <table:table-cell table:style-name="odsStyleTableCell-39c12f999a1950b5be0030b1e2bcfa90" office:value-type="string">
            <text:p>URUGUAY</text:p>
          </table:table-cell>
          <table:table-cell table:style-name="odsStyleTableCell-39c12f999a1950b5be0030b1e2bcfa90" office:value-type="string">
            <text:p>PESO</text:p>
          </table:table-cell>
          <table:table-cell table:style-name="odsStyleTableCell-39c12f999a1950b5be0030b1e2bcfa90" office:value-type="string">
            <text:p>UYU</text:p>
          </table:table-cell>
          <table:table-cell table:style-name="odsStyleTableCell-dee525011e59226f1643f977e0b2f741" office:value-type="string">
            <text:p>0.17513</text:p>
          </table:table-cell>
          <table:table-cell table:style-name="odsStyleTableCell-dee525011e59226f1643f977e0b2f741" office:value-type="string">
            <text:p>39.17150</text:p>
          </table:table-cell>
        </table:table-row>
        <table:table-row table:style-name="ro1">
          <table:table-cell table:style-name="odsStyleTableCell-39c12f999a1950b5be0030b1e2bcfa90" office:value-type="string">
            <text:p>VENEZUELA</text:p>
          </table:table-cell>
          <table:table-cell table:style-name="odsStyleTableCell-39c12f999a1950b5be0030b1e2bcfa90" office:value-type="string">
            <text:p>BOLIVAR DIGITAL</text:p>
          </table:table-cell>
          <table:table-cell table:style-name="odsStyleTableCell-39c12f999a1950b5be0030b1e2bcfa90" office:value-type="string">
            <text:p>VES</text:p>
          </table:table-cell>
          <table:table-cell table:style-name="odsStyleTableCell-dee525011e59226f1643f977e0b2f741" office:value-type="string">
            <text:p>0.18889</text:p>
          </table:table-cell>
          <table:table-cell table:style-name="odsStyleTableCell-dee525011e59226f1643f977e0b2f741" office:value-type="string">
            <text:p>36.31830</text:p>
          </table:table-cell>
        </table:table-row>
        <table:table-row table:style-name="ro1">
          <table:table-cell table:style-name="odsStyleTableCell-39c12f999a1950b5be0030b1e2bcfa90" office:value-type="string">
            <text:p>VIETNAM</text:p>
          </table:table-cell>
          <table:table-cell table:style-name="odsStyleTableCell-39c12f999a1950b5be0030b1e2bcfa90" office:value-type="string">
            <text:p>DONG</text:p>
          </table:table-cell>
          <table:table-cell table:style-name="odsStyleTableCell-39c12f999a1950b5be0030b1e2bcfa90" office:value-type="string">
            <text:p>VND</text:p>
          </table:table-cell>
          <table:table-cell table:style-name="odsStyleTableCell-dee525011e59226f1643f977e0b2f741" office:value-type="string">
            <text:p>0.00028</text:p>
          </table:table-cell>
          <table:table-cell table:style-name="odsStyleTableCell-dee525011e59226f1643f977e0b2f741" office:value-type="string">
            <text:p>24,424.80000</text:p>
          </table:table-cell>
        </table:table-row>
        <table:table-row table:style-name="ro1">
          <table:table-cell table:style-name="odsStyleTableCell-39c12f999a1950b5be0030b1e2bcfa90" office:value-type="string">
            <text:p/>
          </table:table-cell>
          <table:table-cell table:style-name="odsStyleTableCell-39c12f999a1950b5be0030b1e2bcfa90" office:value-type="string">
            <text:p>DERECHO ESPECIAL DE GIRO</text:p>
          </table:table-cell>
          <table:table-cell table:style-name="odsStyleTableCell-39c12f999a1950b5be0030b1e2bcfa90" office:value-type="string">
            <text:p>USD/D.E.G.</text:p>
          </table:table-cell>
          <table:table-cell table:style-name="odsStyleTableCell-dee525011e59226f1643f977e0b2f741" office:value-type="string">
            <text:p/>
          </table:table-cell>
          <table:table-cell table:style-name="odsStyleTableCell-dee525011e59226f1643f977e0b2f741" office:value-type="string">
            <text:p>1.32143</text:p>
          </table:table-cell>
        </table:table-row>
        <table:table-row table:style-name="ro1">
          <table:table-cell table:style-name="odsStyleTableCell-39c12f999a1950b5be0030b1e2bcfa90" office:value-type="string">
            <text:p/>
          </table:table-cell>
          <table:table-cell table:style-name="odsStyleTableCell-39c12f999a1950b5be0030b1e2bcfa90" office:value-type="string">
            <text:p>UNIDAD DE FOMENTO DE VIVIENDA</text:p>
          </table:table-cell>
          <table:table-cell table:style-name="odsStyleTableCell-39c12f999a1950b5be0030b1e2bcfa90" office:value-type="string">
            <text:p>Bs/UFV</text:p>
          </table:table-cell>
          <table:table-cell table:style-name="odsStyleTableCell-dee525011e59226f1643f977e0b2f741" office:value-type="string">
            <text:p/>
          </table:table-cell>
          <table:table-cell table:style-name="odsStyleTableCell-dee525011e59226f1643f977e0b2f741" office:value-type="string">
            <text:p>2.4806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ee145eb52651734cef359cb6ccb498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250b3861c6e7580fc0354c6c5337cb38" office:value-type="string">
            <text:p> </text:p>
          </table:table-cell>
          <table:table-cell table:style-name="odsStyleTableCell-250b3861c6e7580fc0354c6c5337cb38" office:value-type="string">
            <text:p>UNIDAD MONETARIA</text:p>
          </table:table-cell>
          <table:table-cell table:style-name="odsStyleTableCell-250b3861c6e7580fc0354c6c5337cb38" office:value-type="string">
            <text:p>MONEDA</text:p>
          </table:table-cell>
          <table:table-cell table:style-name="odsStyleTableCell-250b3861c6e7580fc0354c6c5337cb38" office:value-type="string">
            <text:p>TIPO DE CAMBIO EN M.E.</text:p>
          </table:table-cell>
        </table:table-row>
        <table:table-row table:style-name="ro1">
          <table:table-cell table:style-name="odsStyleTableCell-39c12f999a1950b5be0030b1e2bcfa90" office:value-type="string">
            <text:p>ORO</text:p>
          </table:table-cell>
          <table:table-cell table:style-name="odsStyleTableCell-39c12f999a1950b5be0030b1e2bcfa90" office:value-type="string">
            <text:p>ONZA TROY ORO</text:p>
          </table:table-cell>
          <table:table-cell table:style-name="odsStyleTableCell-39c12f999a1950b5be0030b1e2bcfa90" office:value-type="string">
            <text:p>USD./O.T.F.</text:p>
          </table:table-cell>
          <table:table-cell table:style-name="odsStyleTableCell-dee525011e59226f1643f977e0b2f741" office:value-type="string">
            <text:p>1,990.67000</text:p>
          </table:table-cell>
        </table:table-row>
        <table:table-row table:style-name="ro1">
          <table:table-cell table:style-name="odsStyleTableCell-39c12f999a1950b5be0030b1e2bcfa90" office:value-type="string">
            <text:p>PLATA</text:p>
          </table:table-cell>
          <table:table-cell table:style-name="odsStyleTableCell-39c12f999a1950b5be0030b1e2bcfa90" office:value-type="string">
            <text:p>ONZA TROY PLATA</text:p>
          </table:table-cell>
          <table:table-cell table:style-name="odsStyleTableCell-39c12f999a1950b5be0030b1e2bcfa90" office:value-type="string">
            <text:p>USD./O.T.F.</text:p>
          </table:table-cell>
          <table:table-cell table:style-name="odsStyleTableCell-dee525011e59226f1643f977e0b2f741" office:value-type="string">
            <text:p>22.33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ee145eb52651734cef359cb6ccb498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250b3861c6e7580fc0354c6c5337cb38" office:value-type="string">
            <text:p> </text:p>
          </table:table-cell>
          <table:table-cell table:style-name="odsStyleTableCell-250b3861c6e7580fc0354c6c5337cb38" office:value-type="string">
            <text:p>1 MES</text:p>
          </table:table-cell>
          <table:table-cell table:style-name="odsStyleTableCell-250b3861c6e7580fc0354c6c5337cb38" office:value-type="string">
            <text:p>3 MESES</text:p>
          </table:table-cell>
          <table:table-cell table:style-name="odsStyleTableCell-250b3861c6e7580fc0354c6c5337cb38" office:value-type="string">
            <text:p>6 MESES</text:p>
          </table:table-cell>
        </table:table-row>
        <table:table-row table:style-name="ro1">
          <table:table-cell table:style-name="odsStyleTableCell-7de7bbd1af613662cb3b982f03bc1f6f" office:value-type="string">
            <text:p>TASA LIBOR(USD)</text:p>
          </table:table-cell>
          <table:table-cell table:style-name="odsStyleTableCell-dee525011e59226f1643f977e0b2f741" office:value-type="string">
            <text:p>5.44</text:p>
          </table:table-cell>
          <table:table-cell table:style-name="odsStyleTableCell-dee525011e59226f1643f977e0b2f741" office:value-type="string">
            <text:p>5.59</text:p>
          </table:table-cell>
          <table:table-cell table:style-name="odsStyleTableCell-dee525011e59226f1643f977e0b2f741" office:value-type="string">
            <text:p>5.6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9c12f999a1950b5be0030b1e2bcfa9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19</meta:creation-date>
    <meta:generator>ods générator</meta:generator>
    <dc:date>2024-10-16T13:16:19</dc:date>
    <meta:editing-duration>PT1S</meta:editing-duration>
    <meta:editing-cycles>1</meta:editing-cycles>
    <meta:document-statistic meta:table-count="1" meta:cell-count="4" meta:object-count="0"/>
  </office:meta>
</office:document-meta>
</file>